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rson Wiebe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dam Danko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47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cia Beaulieu</text:p>
          </table:table-cell>
          <table:covered-table-cell table:style-name="ce19" table:content-validation-name="val2"/>
          <table:table-cell table:number-columns-repeated="2" table:style-name="ce26"/>
          <table:table-cell table:number-columns-repeated="2"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7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40">
            <text:p>40</text:p>
          </table:table-cell>
          <table:table-cell table:style-name="ce20" table:formula="of:=[Calculations.H7]" office:value-type="float" office:value="60">
            <text:p>6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90">
            <text:p>90</text:p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7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Octavia Steuert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Tiaanna Kutcher #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Emma Bustin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style-name="ce27" office:value-type="string">
            <text:p>c</text:p>
          </table:table-cell>
          <table:table-cell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Mariah Jenken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6" table:style-name="ce27"/>
          <table:table-cell table:style-name="ce27" office:value-type="string">
            <text:p>c</text:p>
          </table:table-cell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40">
            <text:p>40</text:p>
          </table:table-cell>
          <table:table-cell table:style-name="ce37" table:formula="of:=[Calculations.Q58]">
            <text:p/>
          </table:table-cell>
          <table:table-cell table:style-name="ce20" table:formula="of:=[Calculations.R58]" office:value-type="float" office:value="60">
            <text:p>60</text:p>
          </table:table-cell>
          <table:table-cell table:style-name="ce20" table:formula="of:=[Calculations.S58]">
            <text:p/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essica Janzen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ya Giesbrecht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7" table:style-name="ce28"/>
          <table:table-cell table:number-columns-repeated="2" table:style-name="ce28" office:value-type="string">
            <text:p>c</text:p>
          </table:table-cell>
          <table:table-cell table:number-columns-repeated="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170" table:number-columns-spanned="1" table:number-rows-spanned="3">
            <text:p>1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lexus Wiebe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10" table:style-name="ce28"/>
          <table:table-cell table:style-name="ce40"/>
          <table:table-cell table:style-name="ce28" office:value-type="string">
            <text:p>e</text:p>
          </table:table-cell>
          <table:table-cell table:style-name="ce28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 office:value-type="float" office:value="60">
            <text:p>6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90">
            <text:p>9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110">
            <text:p>110</text:p>
          </table:table-cell>
          <table:table-cell table:style-name="ce20" table:formula="of:=[Calculations.N109]" office:value-type="float" office:value="140">
            <text:p>140</text:p>
          </table:table-cell>
          <table:table-cell table:style-name="ce20" table:formula="of:=[Calculations.O109]" office:value-type="float" office:value="160">
            <text:p>16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50">
            <text:p>150</text:p>
          </table:table-cell>
          <table:table-cell table:style-name="ce20" table:formula="of:=[Calculations.S109]" office:value-type="float" office:value="170">
            <text:p>1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2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48" table:formula="of:=CONCATENATE(&quot;Quiz &quot;;[Quiz.C3];[Quiz.D3])" office:value-type="string" office:string-value="Quiz A6">
            <text:p>Quiz A6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6]" office:value-type="string" office:string-value="Calvary Temple 1">
            <text:p>Calvary Temple 1</text:p>
          </table:table-cell>
          <table:table-cell table:style-name="ce57" table:formula="of:=[Calculations.AC16]" office:value-type="float" office:value="2">
            <text:p>2</text:p>
          </table:table-cell>
          <table:table-cell table:style-name="ce57" table:formula="of:=[Calculations.AD16]" office:value-type="float" office:value="90">
            <text:p>90</text:p>
          </table:table-cell>
          <table:table-cell table:style-name="ce57" table:formula="of:=[Calculations.AE16]" office:value-type="float" office:value="9">
            <text:p>9</text:p>
          </table:table-cell>
          <table:table-cell table:style-name="ce57" table:formula="of:=[Calculations.AF16]" office:value-type="float" office:value="0">
            <text:p>0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7]" office:value-type="string" office:string-value="Langenburg 2">
            <text:p>Langenburg 2</text:p>
          </table:table-cell>
          <table:table-cell table:style-name="ce57" table:formula="of:=[Calculations.AC17]" office:value-type="float" office:value="3">
            <text:p>3</text:p>
          </table:table-cell>
          <table:table-cell table:style-name="ce57" table:formula="of:=[Calculations.AD17]" office:value-type="float" office:value="60">
            <text:p>60</text:p>
          </table:table-cell>
          <table:table-cell table:style-name="ce57" table:formula="of:=[Calculations.AE17]" office:value-type="float" office:value="5">
            <text:p>5</text:p>
          </table:table-cell>
          <table:table-cell table:style-name="ce57" table:formula="of:=[Calculations.AF17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8]" office:value-type="string" office:string-value="Morris 3">
            <text:p>Morris 3</text:p>
          </table:table-cell>
          <table:table-cell table:style-name="ce57" table:formula="of:=[Calculations.AC18]" office:value-type="float" office:value="1">
            <text:p>1</text:p>
          </table:table-cell>
          <table:table-cell table:style-name="ce57" table:formula="of:=[Calculations.AD18]" office:value-type="float" office:value="170">
            <text:p>170</text:p>
          </table:table-cell>
          <table:table-cell table:style-name="ce57" table:formula="of:=[Calculations.AE18]" office:value-type="float" office:value="19">
            <text:p>19</text:p>
          </table:table-cell>
          <table:table-cell table:style-name="ce57" table:formula="of:=[Calculations.AF18]" office:value-type="float" office:value="2">
            <text:p>2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8">
          <table:table-cell table:style-name="ce50" table:formula="of:=[.A4]" office:value-type="string" office:string-value="Calvary Temple 1">
            <text:p>Calvary Temple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48" table:formula="of:=[Calculations.A2]" office:value-type="string" office:string-value="Carson Wiebe #">
            <text:p>Carson Wiebe #</text:p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8">
          <table:table-cell table:style-name="ce48" table:formula="of:=[Calculations.A3]" office:value-type="string" office:string-value="Adam Danko">
            <text:p>Adam Danko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8">
          <table:table-cell table:style-name="ce48" table:formula="of:=[Calculations.A4]" office:value-type="string" office:string-value="Kacia Beaulieu">
            <text:p>Kacia Beaulieu</text:p>
          </table:table-cell>
          <table:table-cell table:formula="of:=[Calculations.B4]" office:value-type="float" office:value="70">
            <text:p>70</text:p>
          </table:table-cell>
          <table:table-cell table:style-name="ce59" table:formula="of:=[Calculations.C4]" office:value-type="float" office:value="0">
            <text:p>0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 office:value-type="string" office:string-value="c">
            <text:p>c</text:p>
          </table:table-cell>
          <table:table-cell table:style-name="ce65" table:formula="of:=[Calculations.H4]" office:value-type="string" office:string-value="c">
            <text:p>c</text:p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 office:value-type="string" office:string-value="c">
            <text:p>c</text:p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8">
          <table:table-cell table:style-name="ce48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59" table:formula="of:=[Calculations.C5]" office:value-type="float" office:value="0">
            <text:p>0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8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 office:value-type="float" office:value="40">
            <text:p>40</text:p>
          </table:table-cell>
          <table:table-cell table:style-name="ce64" table:formula="of:=[Calculations.H7]" office:value-type="float" office:value="60">
            <text:p>60</text:p>
          </table:table-cell>
          <table:table-cell table:style-name="ce64" table:formula="of:=[Calculations.I7]">
            <text:p/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 office:value-type="float" office:value="90">
            <text:p>90</text:p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>
            <text:p/>
          </table:table-cell>
          <table:table-cell table:style-name="ce64" table:formula="of:=[Calculations.R7]">
            <text:p/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5]" office:value-type="string" office:string-value="Langenburg 2">
            <text:p>Langenburg 2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53]" office:value-type="string" office:string-value="Octavia Steuert">
            <text:p>Octavia Steuert</text:p>
          </table:table-cell>
          <table:table-cell table:formula="of:=[Calculations.B53]" office:value-type="float" office:value="0">
            <text:p>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8">
          <table:table-cell table:style-name="ce51" table:formula="of:=[Calculations.A54]" office:value-type="string" office:string-value="Tiaanna Kutcher #">
            <text:p>Tiaanna Kutcher #</text:p>
          </table:table-cell>
          <table:table-cell table:formula="of:=[Calculations.B54]" office:value-type="float" office:value="0">
            <text:p>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8">
          <table:table-cell table:style-name="ce51" table:formula="of:=[Calculations.A55]" office:value-type="string" office:string-value="Emma Bustin">
            <text:p>Emma Bustin</text:p>
          </table:table-cell>
          <table:table-cell table:formula="of:=[Calculations.B55]" office:value-type="float" office:value="20">
            <text:p>20</text:p>
          </table:table-cell>
          <table:table-cell table:style-name="ce59" table:formula="of:=[Calculations.C55]" office:value-type="float" office:value="0">
            <text:p>0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 office:value-type="string" office:string-value="c">
            <text:p>c</text:p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8">
          <table:table-cell table:style-name="ce51" table:formula="of:=[Calculations.A56]" office:value-type="string" office:string-value="Mariah Jenken">
            <text:p>Mariah Jenken</text:p>
          </table:table-cell>
          <table:table-cell table:formula="of:=[Calculations.B56]" office:value-type="float" office:value="20">
            <text:p>20</text:p>
          </table:table-cell>
          <table:table-cell table:style-name="ce59" table:formula="of:=[Calculations.C56]" office:value-type="float" office:value="1">
            <text:p>1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 office:value-type="string" office:string-value="e">
            <text:p>e</text:p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 office:value-type="string" office:string-value="c">
            <text:p>c</text:p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8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>
            <text:p/>
          </table:table-cell>
          <table:table-cell table:style-name="ce64" table:formula="of:=[Calculations.K58]">
            <text:p/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>
            <text:p/>
          </table:table-cell>
          <table:table-cell table:style-name="ce64" table:formula="of:=[Calculations.O58]">
            <text:p/>
          </table:table-cell>
          <table:table-cell table:style-name="ce64" table:formula="of:=[Calculations.P58]" office:value-type="float" office:value="40">
            <text:p>40</text:p>
          </table:table-cell>
          <table:table-cell table:style-name="ce64" table:formula="of:=[Calculations.Q58]">
            <text:p/>
          </table:table-cell>
          <table:table-cell table:style-name="ce64" table:formula="of:=[Calculations.R58]" office:value-type="float" office:value="60">
            <text:p>60</text:p>
          </table:table-cell>
          <table:table-cell table:style-name="ce64" table:formula="of:=[Calculations.S58]">
            <text:p/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6]" office:value-type="string" office:string-value="Morris 3">
            <text:p>Morris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170">
            <text:p>17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104]" office:value-type="string" office:string-value="Jessica Janzen">
            <text:p>Jessica Janzen</text:p>
          </table:table-cell>
          <table:table-cell table:formula="of:=[Calculations.B104]" office:value-type="float" office:value="40">
            <text:p>40</text:p>
          </table:table-cell>
          <table:table-cell table:style-name="ce59" table:formula="of:=[Calculations.C104]" office:value-type="float" office:value="1">
            <text:p>1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 office:value-type="string" office:string-value="c">
            <text:p>c</text:p>
          </table:table-cell>
          <table:table-cell table:style-name="ce66" table:formula="of:=[Calculations.K104]" office:value-type="string" office:string-value="e">
            <text:p>e</text:p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 office:value-type="string" office:string-value="c">
            <text:p>c</text:p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8">
          <table:table-cell table:style-name="ce51" table:formula="of:=[Calculations.A105]" office:value-type="string" office:string-value="Maya Giesbrecht">
            <text:p>Maya Giesbrecht</text:p>
          </table:table-cell>
          <table:table-cell table:formula="of:=[Calculations.B105]" office:value-type="float" office:value="70">
            <text:p>7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 office:value-type="string" office:string-value="c">
            <text:p>c</text:p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 office:value-type="string" office:string-value="c">
            <text:p>c</text:p>
          </table:table-cell>
          <table:table-cell table:style-name="ce66" table:formula="of:=[Calculations.N105]" office:value-type="string" office:string-value="c">
            <text:p>c</text:p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8">
          <table:table-cell table:style-name="ce51" table:formula="of:=[Calculations.A106]" office:value-type="string" office:string-value="Alexus Wiebe">
            <text:p>Alexus Wiebe</text:p>
          </table:table-cell>
          <table:table-cell table:formula="of:=[Calculations.B106]" office:value-type="float" office:value="40">
            <text:p>40</text:p>
          </table:table-cell>
          <table:table-cell table:style-name="ce59" table:formula="of:=[Calculations.C106]" office:value-type="float" office:value="1">
            <text:p>1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 office:value-type="string" office:string-value="c">
            <text:p>c</text:p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 office:value-type="string" office:string-value="e">
            <text:p>e</text:p>
          </table:table-cell>
          <table:table-cell table:style-name="ce66" table:formula="of:=[Calculations.S106]" office:value-type="string" office:string-value="c">
            <text:p>c</text:p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8">
          <table:table-cell table:style-name="ce51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8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 office:value-type="float" office:value="40">
            <text:p>40</text:p>
          </table:table-cell>
          <table:table-cell table:style-name="ce64" table:formula="of:=[Calculations.F109]" office:value-type="float" office:value="60">
            <text:p>60</text:p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>
            <text:p/>
          </table:table-cell>
          <table:table-cell table:style-name="ce64" table:formula="of:=[Calculations.J109]" office:value-type="float" office:value="90">
            <text:p>90</text:p>
          </table:table-cell>
          <table:table-cell table:style-name="ce64" table:formula="of:=[Calculations.K109]">
            <text:p/>
          </table:table-cell>
          <table:table-cell table:style-name="ce64" table:formula="of:=[Calculations.L109]">
            <text:p/>
          </table:table-cell>
          <table:table-cell table:style-name="ce64" table:formula="of:=[Calculations.M109]" office:value-type="float" office:value="110">
            <text:p>110</text:p>
          </table:table-cell>
          <table:table-cell table:style-name="ce64" table:formula="of:=[Calculations.N109]" office:value-type="float" office:value="140">
            <text:p>140</text:p>
          </table:table-cell>
          <table:table-cell table:style-name="ce64" table:formula="of:=[Calculations.O109]" office:value-type="float" office:value="160">
            <text:p>160</text:p>
          </table:table-cell>
          <table:table-cell table:style-name="ce64" table:formula="of:=[Calculations.P109]">
            <text:p/>
          </table:table-cell>
          <table:table-cell table:style-name="ce64" table:formula="of:=[Calculations.Q109]">
            <text:p/>
          </table:table-cell>
          <table:table-cell table:style-name="ce64" table:formula="of:=[Calculations.R109]" office:value-type="float" office:value="150">
            <text:p>150</text:p>
          </table:table-cell>
          <table:table-cell table:style-name="ce64" table:formula="of:=[Calculations.S109]" office:value-type="float" office:value="170">
            <text:p>170</text:p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8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54" table:formula="of:=[Calculations.AB16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A6">
            <text:p>A6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style-name="ce54" table:formula="of:=[Calculations.AB17]" office:value-type="string" office:string-value="Langenburg 2">
            <text:p>Langenburg 2</text:p>
          </table:table-cell>
          <table:table-cell table:style-name="ce9" table:formula="of:=CONCATENATE([$Quiz.$C$3];[$Quiz.$D$3])" office:value-type="string" office:string-value="A6">
            <text:p>A6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60">
            <text:p>60</text:p>
          </table:table-cell>
          <table:table-cell table:style-name="ce24" table:formula="of:=[Calculations.AE17]" office:value-type="float" office:value="5">
            <text:p>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ce54" table:formula="of:=[Calculations.AB18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6">
            <text:p>A6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70">
            <text:p>170</text:p>
          </table:table-cell>
          <table:table-cell table:style-name="ce24" table:formula="of:=[Calculations.AE18]" office:value-type="float" office:value="19">
            <text:p>19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Carson Wiebe #">
            <text:p>Carson Wiebe #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Adam Danko">
            <text:p>Adam Danko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Kacia Beaulieu">
            <text:p>Kacia Beaulieu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5]">
            <text:p/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Octavia Steuert">
            <text:p>Octavia Steuert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Tiaanna Kutcher #">
            <text:p>Tiaanna Kutcher #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Emma Bustin">
            <text:p>Emma Bustin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6]" office:value-type="string" office:string-value="Mariah Jenken">
            <text:p>Mariah Jenken</text:p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6]" office:value-type="float" office:value="20">
            <text:p>2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24" table:formula="of:=Team2" office:value-type="string" office:string-value="Langenburg 2">
            <text:p>Langenburg 2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Jessica Janzen">
            <text:p>Jessica Janzen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Maya Giesbrecht">
            <text:p>Maya Giesbrecht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5]" office:value-type="float" office:value="70">
            <text:p>7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Alexus Wiebe">
            <text:p>Alexus Wiebe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6]" office:value-type="float" office:value="40">
            <text:p>4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7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6">
            <text:p>A6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8">
          <table:table-cell table:style-name="ce72" table:formula="of:=IF([Quiz.B5]=0;&quot;Team 1&quot;;[Quiz.B5])" office:value-type="string" office:string-value="Calvary Temple 1">
            <text:p>Calvary Temple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Carson Wiebe #">
            <text:p>Carson Wiebe #</text:p>
          </table:table-cell>
          <table:table-cell table:style-name="ce76" table:formula="of:=[.S10]*20+[.Z10]+[.Z22]+[.Z32]" office:value-type="float" office:value="0">
            <text:p>0</text:p>
          </table:table-cell>
          <table:table-cell table:style-name="ce76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Adam Danko">
            <text:p>Adam Danko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Kacia Beaulieu">
            <text:p>Kacia Beaulieu</text:p>
          </table:table-cell>
          <table:table-cell table:style-name="ce76" table:formula="of:=[.S12]*20+[.Z12]+[.Z24]+[.Z34]" office:value-type="float" office:value="70">
            <text:p>70</text:p>
          </table:table-cell>
          <table:table-cell table:style-name="ce76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 office:value-type="string" office:string-value="c">
            <text:p>c</text:p>
          </table:table-cell>
          <table:table-cell table:style-name="ce77" table:formula="of:=IF([Quiz.G8]=0;&quot;&quot;;[Quiz.G8])" office:value-type="string" office:string-value="c">
            <text:p>c</text:p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 office:value-type="string" office:string-value="c">
            <text:p>c</text:p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Calvary Temple 1">
            <text:p>Calvary Temple 1</text:p>
          </table:table-cell>
          <table:table-cell table:style-name="ce76" table:formula="of:=[.$S$42]" office:value-type="float" office:value="90">
            <text:p>90</text:p>
          </table:table-cell>
          <table:table-cell table:style-name="ce76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1">
            <text:p>11</text:p>
          </table:table-cell>
          <table:table-cell table:style-name="ce77" table:formula="of:=VLOOKUP([.AG$3];TeamPoints;2)+MAX(([.$AC4]-VLOOKUP([.AG$3];TeamPoints;3))/10;0)" office:value-type="float" office:value="10">
            <text:p>10</text:p>
          </table:table-cell>
          <table:table-cell table:style-name="ce77" table:formula="of:=VLOOKUP([.AH$3];TeamPoints;2)+MAX(([.$AC4]-VLOOKUP([.AH$3];TeamPoints;3))/10;0)" office:value-type="float" office:value="9">
            <text:p>9</text:p>
          </table:table-cell>
          <table:table-cell table:style-name="ce77" table:formula="of:=VLOOKUP([.AI$3];TeamPoints;2)+MAX(([.$AC4]-VLOOKUP([.AI$3];TeamPoints;3))/10;0)" office:value-type="float" office:value="9">
            <text:p>9</text:p>
          </table:table-cell>
          <table:table-cell table:style-name="ce77" table:formula="of:=VLOOKUP([.AJ$3];TeamPoints;2)+MAX(([.$AC4]-VLOOKUP([.AJ$3];TeamPoints;3))/10;0)" office:value-type="float" office:value="9">
            <text:p>9</text:p>
          </table:table-cell>
          <table:table-cell table:style-name="ce77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8">
          <table:table-cell table:formula="of:=IF([Quiz.B9]=0;&quot;&quot;;[Quiz.B9])">
            <text:p/>
          </table:table-cell>
          <table:table-cell table:style-name="ce76" table:formula="of:=[.S13]*20+[.Z13]+[.Z25]+[.Z35]" office:value-type="float" office:value="0">
            <text:p>0</text:p>
          </table:table-cell>
          <table:table-cell table:style-name="ce76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2">
            <text:p>Langenburg 2</text:p>
          </table:table-cell>
          <table:table-cell table:style-name="ce76" table:formula="of:=[.$S$93]" office:value-type="float" office:value="60">
            <text:p>60</text:p>
          </table:table-cell>
          <table:table-cell table:style-name="ce76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0">
            <text:p>10</text:p>
          </table:table-cell>
          <table:table-cell table:style-name="ce77" table:formula="of:=VLOOKUP([.AG$3];TeamPoints;2)+MAX(([.$AC5]-VLOOKUP([.AG$3];TeamPoints;3))/10;0)" office:value-type="float" office:value="7">
            <text:p>7</text:p>
          </table:table-cell>
          <table:table-cell table:style-name="ce77" table:formula="of:=VLOOKUP([.AH$3];TeamPoints;2)+MAX(([.$AC5]-VLOOKUP([.AH$3];TeamPoints;3))/10;0)" office:value-type="float" office:value="6">
            <text:p>6</text:p>
          </table:table-cell>
          <table:table-cell table:style-name="ce77" table:formula="of:=VLOOKUP([.AI$3];TeamPoints;2)+MAX(([.$AC5]-VLOOKUP([.AI$3];TeamPoints;3))/10;0)" office:value-type="float" office:value="6">
            <text:p>6</text:p>
          </table:table-cell>
          <table:table-cell table:style-name="ce77" table:formula="of:=VLOOKUP([.AJ$3];TeamPoints;2)+MAX(([.$AC5]-VLOOKUP([.AJ$3];TeamPoints;3))/10;0)" office:value-type="float" office:value="6">
            <text:p>6</text:p>
          </table:table-cell>
          <table:table-cell table:style-name="ce77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6" table:formula="of:=[.$S$144]" office:value-type="float" office:value="170">
            <text:p>170</text:p>
          </table:table-cell>
          <table:table-cell table:style-name="ce81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9">
            <text:p>19</text:p>
          </table:table-cell>
          <table:table-cell table:style-name="ce77" table:formula="of:=VLOOKUP([.AG$3];TeamPoints;2)+MAX(([.$AC6]-VLOOKUP([.AG$3];TeamPoints;3))/10;0)" office:value-type="float" office:value="18">
            <text:p>18</text:p>
          </table:table-cell>
          <table:table-cell table:style-name="ce77" table:formula="of:=VLOOKUP([.AH$3];TeamPoints;2)+MAX(([.$AC6]-VLOOKUP([.AH$3];TeamPoints;3))/10;0)" office:value-type="float" office:value="17">
            <text:p>17</text:p>
          </table:table-cell>
          <table:table-cell table:style-name="ce77" table:formula="of:=VLOOKUP([.AI$3];TeamPoints;2)+MAX(([.$AC6]-VLOOKUP([.AI$3];TeamPoints;3))/10;0)" office:value-type="float" office:value="17">
            <text:p>17</text:p>
          </table:table-cell>
          <table:table-cell table:style-name="ce77" table:formula="of:=VLOOKUP([.AJ$3];TeamPoints;2)+MAX(([.$AC6]-VLOOKUP([.AJ$3];TeamPoints;3))/10;0)" office:value-type="float" office:value="17">
            <text:p>17</text:p>
          </table:table-cell>
          <table:table-cell table:style-name="ce77" table:formula="of:=VLOOKUP([.AK$3];TeamPoints;2)+MAX(([.$AC6]-VLOOKUP([.AK$3];TeamPoints;3))/10;0)" office:value-type="float" office:value="16">
            <text:p>16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>
            <text:p/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 office:value-type="float" office:value="40">
            <text:p>40</text:p>
          </table:table-cell>
          <table:table-cell table:style-name="ce77" table:formula="of:=IF([.H41]=0;&quot;&quot;;[.H42])" office:value-type="float" office:value="60">
            <text:p>60</text:p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 office:value-type="float" office:value="90">
            <text:p>90</text:p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>
            <text:p/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>
            <text:p/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>
            <text:p/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Calvary Temple 1">
            <text:p>Calvary Temple 1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2">
            <text:p>2</text:p>
          </table:table-cell>
          <table:table-cell table:formula="of:=IF(LOWER([.I4])=&quot;c&quot;;[.H12]+1;[.H12])" office:value-type="float" office:value="2">
            <text:p>2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3">
            <text:p>3</text:p>
          </table:table-cell>
          <table:table-cell table:formula="of:=IF(LOWER([.M4])=&quot;c&quot;;[.L12]+1;[.L12])" office:value-type="float" office:value="3">
            <text:p>3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Langenburg 2">
            <text:p>Langenburg 2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3">
            <text:p>Morris 3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Calvary Temple 1">
            <text:p>Calvary Temple 1</text:p>
          </table:table-cell>
          <table:table-cell table:style-name="ce76" table:formula="of:=IF(AND(Overtime=&quot;y&quot;;[.AE4]=&quot;y&quot;);[.AD11];[.AD4])" office:value-type="float" office:value="2">
            <text:p>2</text:p>
          </table:table-cell>
          <table:table-cell table:style-name="ce76" table:formula="of:=[.$S$42]" office:value-type="float" office:value="90">
            <text:p>90</text:p>
          </table:table-cell>
          <table:table-cell table:style-name="ce76" table:formula="of:=HLOOKUP([.AC16];TotalPoints;2)" office:value-type="float" office:value="9">
            <text:p>9</text:p>
          </table:table-cell>
          <table:table-cell table:style-name="ce76" table:formula="of:=[.S28]" office:value-type="float" office:value="0">
            <text:p>0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Langenburg 2">
            <text:p>Langenburg 2</text:p>
          </table:table-cell>
          <table:table-cell table:style-name="ce76" table:formula="of:=IF(AND(Overtime=&quot;y&quot;;[.AE5]=&quot;y&quot;);[.AD12];[.AD5])" office:value-type="float" office:value="3">
            <text:p>3</text:p>
          </table:table-cell>
          <table:table-cell table:style-name="ce76" table:formula="of:=[.$S$93]" office:value-type="float" office:value="60">
            <text:p>60</text:p>
          </table:table-cell>
          <table:table-cell table:style-name="ce76" table:formula="of:=HLOOKUP([.AC17];TotalPoints;3)" office:value-type="float" office:value="5">
            <text:p>5</text:p>
          </table:table-cell>
          <table:table-cell table:style-name="ce76" table:formula="of:=[.S79]" office:value-type="float" office:value="1">
            <text:p>1</text:p>
          </table:table-cell>
          <table:table-cell table:number-columns-repeated="992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10">
            <text:p>1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6" table:formula="of:=IF(AND(Overtime=&quot;y&quot;;[.AE6]=&quot;y&quot;);[.AD13];[.AD6])" office:value-type="float" office:value="1">
            <text:p>1</text:p>
          </table:table-cell>
          <table:table-cell table:style-name="ce76" table:formula="of:=[.$S$144]" office:value-type="float" office:value="170">
            <text:p>170</text:p>
          </table:table-cell>
          <table:table-cell table:style-name="ce76" table:formula="of:=HLOOKUP([.AC18];TotalPoints;4)" office:value-type="float" office:value="19">
            <text:p>19</text:p>
          </table:table-cell>
          <table:table-cell table:style-name="ce76" table:formula="of:=[.S130]" office:value-type="float" office:value="2">
            <text:p>2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30">
            <text:p>3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90">
            <text:p>90</text:p>
          </table:table-cell>
          <table:table-cell table:formula="of:=[.L42]+[.M41]" office:value-type="float" office:value="90">
            <text:p>90</text:p>
          </table:table-cell>
          <table:table-cell table:formula="of:=[.M42]+[.N41]" office:value-type="float" office:value="90">
            <text:p>90</text:p>
          </table:table-cell>
          <table:table-cell table:formula="of:=[.N42]+[.O41]" office:value-type="float" office:value="90">
            <text:p>90</text:p>
          </table:table-cell>
          <table:table-cell table:formula="of:=[.O42]+[.P41]" office:value-type="float" office:value="90">
            <text:p>90</text:p>
          </table:table-cell>
          <table:table-cell table:formula="of:=[.P42]+[.Q41]" office:value-type="float" office:value="90">
            <text:p>9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false">
            <text:p>FALS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true">
            <text:p>TRUE</text:p>
          </table:table-cell>
          <table:table-cell table:style-name="ce79" table:formula="of:=COUNTIF([.H$2:.H$6];[.$D45])=1" office:value-type="boolean" office:boolean-value="true">
            <text:p>TRU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true">
            <text:p>TRU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false">
            <text:p>FALS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false">
            <text:p>FALS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13]=0;&quot;Team 2&quot;;[Quiz.B13])" office:value-type="string" office:string-value="Langenburg 2">
            <text:p>Langenburg 2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Octavia Steuert">
            <text:p>Octavia Steuert</text:p>
          </table:table-cell>
          <table:table-cell table:style-name="ce76" table:formula="of:=[.S61]*20+[.Z61]+[.Z73]+[.Z83]" office:value-type="float" office:value="0">
            <text:p>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Tiaanna Kutcher #">
            <text:p>Tiaanna Kutcher #</text:p>
          </table:table-cell>
          <table:table-cell table:style-name="ce76" table:formula="of:=[.S62]*20+[.Z62]+[.Z74]+[.Z84]" office:value-type="float" office:value="0">
            <text:p>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Emma Bustin">
            <text:p>Emma Bustin</text:p>
          </table:table-cell>
          <table:table-cell table:style-name="ce76" table:formula="of:=[.S63]*20+[.Z63]+[.Z75]+[.Z85]" office:value-type="float" office:value="20">
            <text:p>20</text:p>
          </table:table-cell>
          <table:table-cell table:style-name="ce76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>
            <text:p/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 office:value-type="string" office:string-value="c">
            <text:p>c</text:p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 office:value-type="string" office:string-value="Mariah Jenken">
            <text:p>Mariah Jenken</text:p>
          </table:table-cell>
          <table:table-cell table:style-name="ce76" table:formula="of:=[.S64]*20+[.Z64]+[.Z76]+[.Z86]" office:value-type="float" office:value="20">
            <text:p>20</text:p>
          </table:table-cell>
          <table:table-cell table:style-name="ce76" table:formula="of:=[.S76]" office:value-type="float" office:value="1">
            <text:p>1</text:p>
          </table:table-cell>
          <table:table-cell table:formula="of:=[.S64]+[.S76]" office:value-type="float" office:value="2">
            <text:p>2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 office:value-type="string" office:string-value="e">
            <text:p>e</text:p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 office:value-type="string" office:string-value="c">
            <text:p>c</text:p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>
            <text:p/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>
            <text:p/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 office:value-type="float" office:value="40">
            <text:p>40</text:p>
          </table:table-cell>
          <table:table-cell table:style-name="ce77" table:formula="of:=IF([.Q92]=0;&quot;&quot;;[.Q93])">
            <text:p/>
          </table:table-cell>
          <table:table-cell table:style-name="ce77" table:formula="of:=IF([.R92]=0;&quot;&quot;;[.R93])" office:value-type="float" office:value="60">
            <text:p>60</text:p>
          </table:table-cell>
          <table:table-cell table:style-name="ce77" table:formula="of:=IF([.S92]=0;&quot;&quot;;[.S93])">
            <text:p/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1">
            <text:p>1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false">
            <text:p>FALS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false">
            <text:p>FALS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true">
            <text:p>TRU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true">
            <text:p>TRUE</text:p>
          </table:table-cell>
          <table:table-cell table:style-name="ce79" table:formula="of:=COUNTIF([.S$53:.S$57];[.$D96])=1" office:value-type="boolean" office:boolean-value="false">
            <text:p>FALS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true">
            <text:p>TRU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21]=0;&quot;Team 3&quot;;[Quiz.B21])" office:value-type="string" office:string-value="Morris 3">
            <text:p>Morris 3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Jessica Janzen">
            <text:p>Jessica Janzen</text:p>
          </table:table-cell>
          <table:table-cell table:style-name="ce76" table:formula="of:=[.S112]*20+[.Z112]+[.Z124]+[.Z134]" office:value-type="float" office:value="40">
            <text:p>40</text:p>
          </table:table-cell>
          <table:table-cell table:style-name="ce76" table:formula="of:=[.S124]" office:value-type="float" office:value="1">
            <text:p>1</text:p>
          </table:table-cell>
          <table:table-cell table:formula="of:=[.S112]+[.S124]" office:value-type="float" office:value="3">
            <text:p>3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 office:value-type="string" office:string-value="c">
            <text:p>c</text:p>
          </table:table-cell>
          <table:table-cell table:style-name="ce77" table:formula="of:=IF([Quiz.J22]=0;&quot;&quot;;[Quiz.J22])" office:value-type="string" office:string-value="e">
            <text:p>e</text:p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 office:value-type="string" office:string-value="c">
            <text:p>c</text:p>
          </table:table-cell>
          <table:table-cell table:style-name="ce77" table:formula="of:=IF([Quiz.O22]=0;&quot;&quot;;[Quiz.O22])">
            <text:p/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Maya Giesbrecht">
            <text:p>Maya Giesbrecht</text:p>
          </table:table-cell>
          <table:table-cell table:style-name="ce76" table:formula="of:=[.S113]*20+[.Z113]+[.Z125]+[.Z135]" office:value-type="float" office:value="70">
            <text:p>7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77" table:formula="of:=IF([Quiz.D23]=0;&quot;&quot;;[Quiz.D23])" office:value-type="string" office:string-value="c">
            <text:p>c</text:p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 office:value-type="string" office:string-value="c">
            <text:p>c</text:p>
          </table:table-cell>
          <table:table-cell table:style-name="ce77" table:formula="of:=IF([Quiz.M23]=0;&quot;&quot;;[Quiz.M23])" office:value-type="string" office:string-value="c">
            <text:p>c</text:p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Alexus Wiebe">
            <text:p>Alexus Wiebe</text:p>
          </table:table-cell>
          <table:table-cell table:style-name="ce76" table:formula="of:=[.S114]*20+[.Z114]+[.Z126]+[.Z136]" office:value-type="float" office:value="40">
            <text:p>40</text:p>
          </table:table-cell>
          <table:table-cell table:style-name="ce76" table:formula="of:=[.S126]" office:value-type="float" office:value="1">
            <text:p>1</text:p>
          </table:table-cell>
          <table:table-cell table:formula="of:=[.S114]+[.S126]" office:value-type="float" office:value="3">
            <text:p>3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 office:value-type="string" office:string-value="c">
            <text:p>c</text:p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 office:value-type="string" office:string-value="e">
            <text:p>e</text:p>
          </table:table-cell>
          <table:table-cell table:style-name="ce77" table:formula="of:=IF([Quiz.R24]=0;&quot;&quot;;[Quiz.R24])" office:value-type="string" office:string-value="c">
            <text:p>c</text:p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>
            <text:p/>
          </table:table-cell>
          <table:table-cell table:style-name="ce76" table:formula="of:=[.S115]*20+[.Z115]+[.Z127]+[.Z137]" office:value-type="float" office:value="0">
            <text:p>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 office:value-type="float" office:value="40">
            <text:p>40</text:p>
          </table:table-cell>
          <table:table-cell table:style-name="ce77" table:formula="of:=IF([.F143]=0;&quot;&quot;;[.F144])" office:value-type="float" office:value="60">
            <text:p>60</text:p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>
            <text:p/>
          </table:table-cell>
          <table:table-cell table:style-name="ce77" table:formula="of:=IF([.J143]=0;&quot;&quot;;[.J144])" office:value-type="float" office:value="90">
            <text:p>90</text:p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 office:value-type="float" office:value="110">
            <text:p>110</text:p>
          </table:table-cell>
          <table:table-cell table:style-name="ce77" table:formula="of:=IF([.N143]=0;&quot;&quot;;[.N144])" office:value-type="float" office:value="140">
            <text:p>140</text:p>
          </table:table-cell>
          <table:table-cell table:style-name="ce77" table:formula="of:=IF([.O143]=0;&quot;&quot;;[.O144])" office:value-type="float" office:value="160">
            <text:p>160</text:p>
          </table:table-cell>
          <table:table-cell table:style-name="ce77" table:formula="of:=IF([.P143]=0;&quot;&quot;;[.P144])">
            <text:p/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 office:value-type="float" office:value="150">
            <text:p>150</text:p>
          </table:table-cell>
          <table:table-cell table:style-name="ce77" table:formula="of:=IF([.S143]=0;&quot;&quot;;[.S144])" office:value-type="float" office:value="170">
            <text:p>170</text:p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1">
            <text:p>1</text:p>
          </table:table-cell>
          <table:table-cell table:formula="of:=IF(LOWER([.F105])=&quot;c&quot;;[.E113]+1;[.E113])" office:value-type="float" office:value="1">
            <text:p>1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3">
            <text:p>3</text:p>
          </table:table-cell>
          <table:table-cell table:formula="of:=IF(LOWER([.O105])=&quot;c&quot;;[.N113]+1;[.N113])" office:value-type="float" office:value="3">
            <text:p>3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6">
            <text:p>6</text:p>
          </table:table-cell>
          <table:table-cell table:formula="of:=SUM([.P112:.P116])" office:value-type="float" office:value="6">
            <text:p>6</text:p>
          </table:table-cell>
          <table:table-cell table:formula="of:=SUM([.Q112:.Q116])" office:value-type="float" office:value="6">
            <text:p>6</text:p>
          </table:table-cell>
          <table:table-cell table:formula="of:=SUM([.R112:.R116])" office:value-type="float" office:value="6">
            <text:p>6</text:p>
          </table:table-cell>
          <table:table-cell table:formula="of:=SUM([.S112:.S116])" office:value-type="float" office:value="7">
            <text:p>7</text:p>
          </table:table-cell>
          <table:table-cell table:formula="of:=SUM([.T112:.T116])" office:value-type="float" office:value="7">
            <text:p>7</text:p>
          </table:table-cell>
          <table:table-cell table:formula="of:=SUM([.U112:.U116])" office:value-type="float" office:value="7">
            <text:p>7</text:p>
          </table:table-cell>
          <table:table-cell table:formula="of:=SUM([.V112:.V116])" office:value-type="float" office:value="7">
            <text:p>7</text:p>
          </table:table-cell>
          <table:table-cell table:formula="of:=SUM([.W112:.W116])" office:value-type="float" office:value="7">
            <text:p>7</text:p>
          </table:table-cell>
          <table:table-cell table:formula="of:=SUM([.X112:.X116])" office:value-type="float" office:value="7">
            <text:p>7</text:p>
          </table:table-cell>
          <table:table-cell table:formula="of:=SUM([.Y112:.Y116])" office:value-type="float" office:value="7">
            <text:p>7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2">
            <text:p>2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3">
            <text:p>3</text:p>
          </table:table-cell>
          <table:table-cell table:formula="of:=SUM([.K112]&gt;0;[.K113]&gt;0;[.K114]&gt;0;[.K115]&gt;0;[.K116]&gt;0)" office:value-type="float" office:value="3">
            <text:p>3</text:p>
          </table:table-cell>
          <table:table-cell table:formula="of:=SUM([.L112]&gt;0;[.L113]&gt;0;[.L114]&gt;0;[.L115]&gt;0;[.L116]&gt;0)" office:value-type="float" office:value="3">
            <text:p>3</text:p>
          </table:table-cell>
          <table:table-cell table:formula="of:=SUM([.M112]&gt;0;[.M113]&gt;0;[.M114]&gt;0;[.M115]&gt;0;[.M116]&gt;0)" office:value-type="float" office:value="3">
            <text:p>3</text:p>
          </table:table-cell>
          <table:table-cell table:formula="of:=SUM([.N112]&gt;0;[.N113]&gt;0;[.N114]&gt;0;[.N115]&gt;0;[.N116]&gt;0)" office:value-type="float" office:value="3">
            <text:p>3</text:p>
          </table:table-cell>
          <table:table-cell table:formula="of:=SUM([.O112]&gt;0;[.O113]&gt;0;[.O114]&gt;0;[.O115]&gt;0;[.O116]&gt;0)" office:value-type="float" office:value="3">
            <text:p>3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10">
            <text:p>1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10">
            <text:p>1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30">
            <text:p>3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110">
            <text:p>110</text:p>
          </table:table-cell>
          <table:table-cell table:formula="of:=[.M144]+[.N143]" office:value-type="float" office:value="140">
            <text:p>140</text:p>
          </table:table-cell>
          <table:table-cell table:formula="of:=[.N144]+[.O143]" office:value-type="float" office:value="160">
            <text:p>160</text:p>
          </table:table-cell>
          <table:table-cell table:formula="of:=[.O144]+[.P143]" office:value-type="float" office:value="160">
            <text:p>160</text:p>
          </table:table-cell>
          <table:table-cell table:formula="of:=[.P144]+[.Q143]" office:value-type="float" office:value="160">
            <text:p>160</text:p>
          </table:table-cell>
          <table:table-cell table:formula="of:=[.Q144]+[.R143]" office:value-type="float" office:value="150">
            <text:p>150</text:p>
          </table:table-cell>
          <table:table-cell table:formula="of:=[.R144]+[.S143]" office:value-type="float" office:value="170">
            <text:p>170</text:p>
          </table:table-cell>
          <table:table-cell table:formula="of:=[.S144]+[.T143]" office:value-type="float" office:value="170">
            <text:p>170</text:p>
          </table:table-cell>
          <table:table-cell table:formula="of:=[.T144]+[.U143]" office:value-type="float" office:value="170">
            <text:p>170</text:p>
          </table:table-cell>
          <table:table-cell table:formula="of:=[.U144]+[.V143]" office:value-type="float" office:value="170">
            <text:p>170</text:p>
          </table:table-cell>
          <table:table-cell table:formula="of:=[.V144]+[.W143]" office:value-type="float" office:value="170">
            <text:p>170</text:p>
          </table:table-cell>
          <table:table-cell table:formula="of:=[.W144]+[.X143]" office:value-type="float" office:value="170">
            <text:p>170</text:p>
          </table:table-cell>
          <table:table-cell table:formula="of:=[.X144]+[.Y143]" office:value-type="float" office:value="170">
            <text:p>17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true">
            <text:p>TRUE</text:p>
          </table:table-cell>
          <table:table-cell table:style-name="ce79" table:formula="of:=COUNTIF([.F$104:.F$108];[.$D147])=1" office:value-type="boolean" office:boolean-value="true">
            <text:p>TRU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false">
            <text:p>FALSE</text:p>
          </table:table-cell>
          <table:table-cell table:style-name="ce79" table:formula="of:=COUNTIF([.J$104:.J$108];[.$D147])=1" office:value-type="boolean" office:boolean-value="true">
            <text:p>TRU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true">
            <text:p>TRUE</text:p>
          </table:table-cell>
          <table:table-cell table:style-name="ce79" table:formula="of:=COUNTIF([.N$104:.N$108];[.$D147])=1" office:value-type="boolean" office:boolean-value="true">
            <text:p>TRUE</text:p>
          </table:table-cell>
          <table:table-cell table:style-name="ce79" table:formula="of:=COUNTIF([.O$104:.O$108];[.$D147])=1" office:value-type="boolean" office:boolean-value="true">
            <text:p>TRUE</text:p>
          </table:table-cell>
          <table:table-cell table:style-name="ce79" table:formula="of:=COUNTIF([.P$104:.P$108];[.$D147])=1" office:value-type="boolean" office:boolean-value="false">
            <text:p>FALS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true">
            <text:p>TRU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true">
            <text:p>TRU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true">
            <text:p>TRU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true">
            <text:p>TRU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9">
          <table:table-cell table:style-name="ce85" office:value-type="string">
            <text:p>Quizout:</text:p>
          </table:table-cell>
          <table:table-cell table:style-name="ce88" office:value-type="float" office:value="3">
            <text:p>3</text:p>
          </table:table-cell>
          <table:table-cell table:style-name="ce85" office:value-type="string">
            <text:p>Division:</text:p>
          </table:table-cell>
          <table:table-cell table:style-name="ce88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8">
          <table:table-cell table:style-name="ce86" office:value-type="string">
            <text:p>A</text:p>
          </table:table-cell>
          <table:table-cell table:style-name="ce86" office:value-type="string">
            <text:p>K</text:p>
          </table:table-cell>
          <table:table-cell table:style-name="ce86" office:value-type="string">
            <text:p>B</text:p>
          </table:table-cell>
          <table:table-cell table:style-name="ce86" office:value-type="string">
            <text:p>M</text:p>
          </table:table-cell>
          <table:table-cell table:style-name="ce86" office:value-type="string">
            <text:p>C</text:p>
          </table:table-cell>
          <table:table-cell table:style-name="ce86" office:value-type="string">
            <text:p>D</text:p>
          </table:table-cell>
        </table:table-row>
        <table:table-row table:style-name="ro8">
          <table:table-cell table:number-columns-repeated="2" table:style-name="ce86" office:value-type="string">
            <text:p>A</text:p>
          </table:table-cell>
          <table:table-cell table:number-columns-repeated="2" table:style-name="ce86" office:value-type="string">
            <text:p>B</text:p>
          </table:table-cell>
          <table:table-cell table:number-columns-repeated="2" table:style-name="ce86" office:value-type="string">
            <text:p>C</text:p>
          </table:table-cell>
        </table:table-row>
        <table:table-row table:style-name="ro8" table:number-rows-repeated="2">
          <table:table-cell table:style-name="Default"/>
          <table:table-cell table:number-columns-repeated="5"/>
        </table:table-row>
        <table:table-row table:style-name="ro8">
          <table:table-cell table:style-name="ce87" office:value-type="string">
            <text:p>Team Points Reference Table</text:p>
          </table:table-cell>
          <table:table-cell table:number-columns-repeated="5"/>
        </table:table-row>
        <table:table-row table:style-name="ro8">
          <table:table-cell table:style-name="Default"/>
          <table:table-cell table:number-columns-repeated="5"/>
        </table:table-row>
        <table:table-row table:style-name="ro9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89" office:value-type="string">
            <text:p>Description</text:p>
          </table:table-cell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9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9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9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2019-10-25</text:date>, <text:time>21:3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09:04</meta:creation-date>
    <meta:editing-duration>PT3M13S</meta:editing-duration>
    <meta:editing-cycles>2</meta:editing-cycles>
    <meta:generator>OpenOffice/4.1.3$Unix OpenOffice.org_project/413m1$Build-9783</meta:generator>
    <meta:initial-creator>llew peters</meta:initial-creator>
    <dc:date>2019-10-25T21:38:04</dc:date>
    <dc:creator>llew peters</dc:creator>
    <meta:document-statistic meta:table-count="5" meta:cell-count="4332" meta:object-count="0"/>
  </office:meta>
</office:document-meta>
</file>